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4-03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3-04-18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2-12-1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2-04-0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1-12-01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1-03-17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0-11-17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20-03-2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9-12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9-04-03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8-12-1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8-03-15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7-11-22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7-03-21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7-01-2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6-11-16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6-03-16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5-11-05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5-04-02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4-03-1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3-12-0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3-02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2-11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2-04-1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2-03-1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1-1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1-03-16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10-04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9-03-3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8-05-0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7-06-2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6-04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5-11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4-11-2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4-03-1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3-04-01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2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1-04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2000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7-03-26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6-03-2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4-03-21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3-04-05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2-03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1-02-26 0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7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6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1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8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7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76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033118315501</text:p>
          </table:table-cell>
          <table:table-cell office:value-type="string" calcext:value-type="string">
            <text:p>1956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